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font-family-generic="modern" style:font-pitch="fixed" style:name="Cumberland" svg:font-family="Cumberland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1" style:name="P1" style:parent-style-name="Text_20_body"/>
    <style:style style:family="paragraph" style:list-style-name="L2" style:name="P2" style:parent-style-name="Text_20_body"/>
    <style:style style:family="paragraph" style:name="P5" style:parent-style-name="Text_20_body">
      <style:paragraph-properties fo:margin-left="0.2in" fo:margin-right="0in" fo:text-indent="0in" style:auto-text-indent="false"/>
    </style:style>
    <style:style style:family="paragraph" style:name="P6" style:parent-style-name="Text_20_body">
      <style:paragraph-properties fo:margin-left="0in" fo:margin-right="0in" fo:text-indent="0in" style:auto-text-indent="false"/>
    </style:style>
    <text:list-style style:name="L1">
      <text:list-level-style-number style:num-format="1" style:num-suffix="." text:level="1" text:style-name="Numbering_20_Symbols">
        <style:list-level-properties text:min-label-width="0.25in" text:space-before="0.25in"/>
      </text:list-level-style-number>
      <text:list-level-style-number style:num-format="1" style:num-suffix="." text:level="2" text:style-name="Numbering_20_Symbols">
        <style:list-level-properties text:min-label-width="0.25in" text:space-before="0.5in"/>
      </text:list-level-style-number>
      <text:list-level-style-number style:num-format="1" style:num-suffix="." text:level="3" text:style-name="Numbering_20_Symbols">
        <style:list-level-properties text:min-label-width="0.25in" text:space-before="0.75in"/>
      </text:list-level-style-number>
      <text:list-level-style-number style:num-format="1" style:num-suffix="." text:level="4" text:style-name="Numbering_20_Symbols">
        <style:list-level-properties text:min-label-width="0.25in" text:space-before="1in"/>
      </text:list-level-style-number>
      <text:list-level-style-number style:num-format="1" style:num-suffix="." text:level="5" text:style-name="Numbering_20_Symbols">
        <style:list-level-properties text:min-label-width="0.25in" text:space-before="1.25in"/>
      </text:list-level-style-number>
      <text:list-level-style-number style:num-format="1" style:num-suffix="." text:level="6" text:style-name="Numbering_20_Symbols">
        <style:list-level-properties text:min-label-width="0.25in" text:space-before="1.5in"/>
      </text:list-level-style-number>
      <text:list-level-style-number style:num-format="1" style:num-suffix="." text:level="7" text:style-name="Numbering_20_Symbols">
        <style:list-level-properties text:min-label-width="0.25in" text:space-before="1.75in"/>
      </text:list-level-style-number>
      <text:list-level-style-number style:num-format="1" style:num-suffix="." text:level="8" text:style-name="Numbering_20_Symbols">
        <style:list-level-properties text:min-label-width="0.25in" text:space-before="2in"/>
      </text:list-level-style-number>
      <text:list-level-style-number style:num-format="1" style:num-suffix="." text:level="9" text:style-name="Numbering_20_Symbols">
        <style:list-level-properties text:min-label-width="0.25in" text:space-before="2.25in"/>
      </text:list-level-style-number>
      <text:list-level-style-number style:num-format="1" style:num-suffix="." text:level="10" text:style-name="Numbering_20_Symbols">
        <style:list-level-properties text:min-label-width="0.25in" text:space-before="2.5in"/>
      </text:list-level-style-number>
    </text:list-style>
    <text:list-style style:name="L2">
      <text:list-level-style-bullet style:num-suffix="." text:bullet-char="●" text:level="1" text:style-name="Bullet_20_Symbols">
        <style:list-level-properties text:min-label-width="0.25in" text:space-before="0.25in"/>
        <style:text-properties style:font-name="StarSymbol"/>
      </text:list-level-style-bullet>
      <text:list-level-style-bullet style:num-suffix="." text:bullet-char="○" text:level="2" text:style-name="Bullet_20_Symbols">
        <style:list-level-properties text:min-label-width="0.25in" text:space-before="0.5in"/>
        <style:text-properties style:font-name="StarSymbol"/>
      </text:list-level-style-bullet>
      <text:list-level-style-bullet style:num-suffix="." text:bullet-char="■" text:level="3" text:style-name="Bullet_20_Symbols">
        <style:list-level-properties text:min-label-width="0.25in" text:space-before="0.75in"/>
        <style:text-properties style:font-name="StarSymbol"/>
      </text:list-level-style-bullet>
      <text:list-level-style-bullet style:num-suffix="." text:bullet-char="●" text:level="4" text:style-name="Bullet_20_Symbols">
        <style:list-level-properties text:min-label-width="0.25in" text:space-before="1in"/>
        <style:text-properties style:font-name="StarSymbol"/>
      </text:list-level-style-bullet>
      <text:list-level-style-bullet style:num-suffix="." text:bullet-char="○" text:level="5" text:style-name="Bullet_20_Symbols">
        <style:list-level-properties text:min-label-width="0.25in" text:space-before="1.25in"/>
        <style:text-properties style:font-name="StarSymbol"/>
      </text:list-level-style-bullet>
      <text:list-level-style-bullet style:num-suffix="." text:bullet-char="■" text:level="6" text:style-name="Bullet_20_Symbols">
        <style:list-level-properties text:min-label-width="0.25in" text:space-before="1.5in"/>
        <style:text-properties style:font-name="StarSymbol"/>
      </text:list-level-style-bullet>
      <text:list-level-style-bullet style:num-suffix="." text:bullet-char="●" text:level="7" text:style-name="Bullet_20_Symbols">
        <style:list-level-properties text:min-label-width="0.25in" text:space-before="1.75in"/>
        <style:text-properties style:font-name="StarSymbol"/>
      </text:list-level-style-bullet>
      <text:list-level-style-bullet style:num-suffix="." text:bullet-char="○" text:level="8" text:style-name="Bullet_20_Symbols">
        <style:list-level-properties text:min-label-width="0.25in" text:space-before="2in"/>
        <style:text-properties style:font-name="StarSymbol"/>
      </text:list-level-style-bullet>
      <text:list-level-style-bullet style:num-suffix="." text:bullet-char="■" text:level="9" text:style-name="Bullet_20_Symbols">
        <style:list-level-properties text:min-label-width="0.25in" text:space-before="2.25in"/>
        <style:text-properties style:font-name="StarSymbol"/>
      </text:list-level-style-bullet>
      <text:list-level-style-bullet style:num-suffix="." text:bullet-char="●" text:level="10" text:style-name="Bullet_20_Symbols">
        <style:list-level-properties text:min-label-width="0.25in" text:space-before="2.5in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span text:style-name="T1">world</text:span><draw:frame svg:height="3in" svg:width="7in" text:anchor-type="paragraph"><draw:image xlink:actuate="onLoad" xlink:href="Pictures/myHoliday.jpg" xlink:show="embed" xlink:type="simple"/></draw:frame></text:p>
      <text:p text:style-name="Text_20_body">absatz <text:span text:style-name="Example">z</text:span><text:span text:style-name="Example"><text:span text:style-name="T1">we</text:span></text:span><text:span text:style-name="Example">i</text:span></text:p>
      <text:p text:style-name="P5">Absatz <text:span text:style-name="T2">drei</text:span></text:p>
      <text:p text:style-name="P6"><text:span text:style-name="T2"/></text:p>
      <text:list text:style-name="L1">
        <text:list-item>
          <text:p text:style-name="P1">num 1</text:p>
        </text:list-item>
        <text:list-item>
          <text:p text:style-name="P1">num 2</text:p>
        </text:list-item>
      </text:list>
      <text:p text:style-name="Text_20_body"/>
      <text:list text:style-name="L2">
        <text:list-item>
          <text:p text:style-name="P2">bullet1</text:p>
        </text:list-item>
        <text:list-item>
          <text:p text:style-name="P2">bullet2</text:p>
        </text:list-item>
      </text:list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
    <style:font-face style:name="StarSymbol" svg:font-family="StarSymbol"/>
    <style:font-face style:name="Tahoma1" svg:font-family="Tahoma"/>
    <style:font-face style:font-family-generic="modern" style:font-pitch="fixed" style:name="Cumberland" svg:font-family="Cumberland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none" style:country-complex="none" style:font-size-asian="12pt" style:font-size-complex="12pt" style:language-asian="zxx" style:language-complex="zxx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none" style:country-complex="none" style:font-name="Thorndale" style:font-name-asian="Andale Sans UI" style:font-name-complex="Tahoma" style:font-size-asian="12pt" style:font-size-complex="12pt" style:language-asian="zxx" style:language-complex="zxx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name="Text_20_body" style:parent-style-name="Standard">
      <style:paragraph-properties fo:margin-bottom="0.0835in" fo:margin-top="0in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/>
      <style:text-properties fo:font-size="14pt" style:font-name="Albany" style:font-name-asian="MS Mincho" style:font-name-complex="Tahoma" style:font-size-asian="14pt" style:font-size-complex="14pt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-complex="Tahoma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display-name="Numbering Symbols" style:family="text" style:name="Numbering_20_Symbols"/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family="text" style:name="Example">
      <style:text-properties style:font-name="Cumberland" style:font-name-asian="Cumberland" style:font-name-complex="Cumberland"/>
    </style:style>
    <text:outline-style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$Build-9161</meta:generator>
    <meta:creation-date>2007-10-08T14:49:28</meta:creation-date>
    <dc:date>2007-11-01T17:57:59</dc:date>
    <dc:language>en-US</dc:language>
    <meta:editing-cycles>8</meta:editing-cycles>
    <meta:editing-duration>PT3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2" meta:character-count="57"/>
  </office:meta>
</office:document-meta>
</file>